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fo:font-size="18pt" style:font-size-asian="18pt" style:font-size-complex="18pt"/>
    </style:style>
    <style:style style:name="P3"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line-height="150%" fo:text-align="center" style:justify-single-word="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Standard" style:master-page-name="First_20_Page">
      <style:paragraph-properties fo:line-height="150%" fo:text-align="center" style:justify-single-word="false" style:page-number="auto"/>
      <style:text-properties fo:font-size="20pt" fo:font-weight="bold" style:font-size-asian="20pt" style:font-weight-asian="bold" style:font-size-complex="20pt" style:font-weight-complex="bold"/>
    </style:style>
    <style:style style:name="P9" style:family="paragraph" style:parent-style-name="Standard">
      <style:paragraph-properties fo:line-height="150%" fo:text-align="center" style:justify-single-word="false"/>
      <style:text-properties fo:font-size="18pt" style:font-size-asian="18pt" style:font-size-complex="18pt"/>
    </style:style>
    <style:style style:name="P10" style:family="paragraph" style:parent-style-name="Standard">
      <style:paragraph-properties fo:line-height="150%" fo:text-align="center" style:justify-single-word="false"/>
    </style:style>
    <style:style style:name="P11" style:family="paragraph" style:parent-style-name="Standard" style:master-page-name="Index">
      <style:paragraph-properties style:page-number="1"/>
    </style:style>
    <style:style style:name="P12" style:family="paragraph" style:parent-style-name="Heading_20_2">
      <style:text-properties style:text-underline-style="none"/>
    </style:style>
    <style:style style:name="P13" style:family="paragraph" style:parent-style-name="Heading_20_1" style:master-page-name="Standard">
      <style:paragraph-properties style:page-number="1"/>
    </style:style>
    <style:style style:name="P14" style:family="paragraph" style:parent-style-name="Heading_20_1" style:master-page-name="Standard">
      <style:paragraph-properties style:page-number="auto"/>
    </style:style>
    <style:style style:name="T1" style:family="text">
      <style:text-properties fo:font-size="18pt" style:font-size-asian="18pt" style:font-size-complex="18pt"/>
    </style:style>
    <style:style style:name="T2" style:family="text">
      <style:text-properties fo:color="#000000" fo:font-size="18pt" style:text-underline-style="none" fo:font-weight="normal" style:font-size-asian="18pt" style:font-weight-asian="normal" style:font-size-complex="18pt"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esamtdokumentation Palaver Anwendung</text:p>
      <text:p text:style-name="P3">Software Engineering für mobile Systeme</text:p>
      <text:p text:style-name="P3">Sommersemester 2017</text:p>
      <text:p text:style-name="P3"/>
      <text:p text:style-name="P3"/>
      <text:p text:style-name="P4"><text:span text:style-name="T1">Felix Schmidt – 3039031</text:span></text:p>
      <text:p text:style-name="P4"><text:a xlink:type="simple" xlink:href="mailto:felix.schmidt.92@stud.uni-due.de" text:style-name="Internet_20_link" text:visited-style-name="Visited_20_Internet_20_Link"><text:span text:style-name="T2">felix.schmidt.92@stud.uni-due.de</text:span></text:a></text:p>
      <text:p text:style-name="P2"/>
      <text:p text:style-name="P2">Wilfried Wakeu - 3027726 </text:p>
      <text:p text:style-name="P2"><text:s/>wilfried.wakeu-kontchipo@stud.uni-due-de</text:p>
      <text:p text:style-name="P2"/>
      <text:p text:style-name="P2">Michael Enov - </text:p>
      <text:p text:style-name="P2"/>
      <text:p text:style-name="Standard"/>
      <text:p text:style-name="P1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5">Konzeption der Anwendung<text:tab/>1</text:p>
          <text:p text:style-name="P6">Storyboard<text:tab/>1</text:p>
          <text:p text:style-name="P6">UI-Skizzen<text:tab/>1</text:p>
          <text:p text:style-name="P6">Interaktionskonzept<text:tab/>1</text:p>
          <text:p text:style-name="P5">Architektur <text:tab/>2</text:p>
          <text:p text:style-name="P6">Komponentenentwurf<text:tab/>2</text:p>
          <text:p text:style-name="P6">Entscheidungsfindung für Anwendungsarchitektur <text:tab/>2</text:p>
          <text:p text:style-name="P5">Implementierung der Anwendung<text:tab/>3</text:p>
          <text:p text:style-name="P6">Klassendiagramme<text:tab/>3</text:p>
          <text:p text:style-name="P7">Klassendiagramm zum Chatverlauf<text:tab/>3</text:p>
          <text:p text:style-name="P6">Screenshots der Anwendung<text:tab/>3</text:p>
          <text:p text:style-name="P5">Teststrategie<text:tab/>4</text:p>
          <text:p text:style-name="P6">Testplan<text:tab/>4</text:p>
          <text:p text:style-name="P6">Dokumentation des Testablaufs<text:tab/>4</text:p>
          <text:p text:style-name="P6">Testergebnisse<text:tab/>4</text:p>
        </text:index-body>
      </text:table-of-content>
      <text:p text:style-name="Standard"/>
      <text:h text:style-name="P13" text:outline-level="1">Konzeption der Anwendung</text:h>
      <text:h text:style-name="Heading_20_2" text:outline-level="2">Storyboard</text:h>
      <text:h text:style-name="Heading_20_2" text:outline-level="2">UI-Skizzen</text:h>
      <text:h text:style-name="Heading_20_2" text:outline-level="2">Interaktionskonzept</text:h>
      <text:h text:style-name="P14" text:outline-level="1">Architektur </text:h>
      <text:h text:style-name="Heading_20_2" text:outline-level="2">Komponentenentwurf</text:h>
      <text:h text:style-name="Heading_20_2" text:outline-level="2">Entscheidungsfindung für Anwendungsarchitektur </text:h>
      <text:h text:style-name="Heading_20_3" text:outline-level="3">Nachrichtenempfang mit Google Cloud Messaging</text:h>
      <text:p text:style-name="Text_20_body"/>
      <text:p text:style-name="Text_20_body">Damit die Anwendung nicht kontinuierlich eventuell vorhandene neue Nachrichten vom Palaver Webservice abrufen muss, wird der Empfang von Nachrichten über Google Cloud Messaging realisiert. So kann der Datenverkehr zwischen Client-Anwendung und Server minimiert werden. Dazu wird beim Start der Anwendung ein Push-Token generiert, welches die Instanz der Anwendung eindeutig identifiziert, und an den Webservice gesendet. Bei Verfügbarkeit einer neuen Nachricht sendet der Server dann eine Push Notification an das Gerät. <text:s/></text:p>
      <text:p text:style-name="Text_20_body"/>
      <text:p text:style-name="Text_20_body"/>
      <text:h text:style-name="P14" text:outline-level="1">Implementierung der Anwendung</text:h>
      <text:h text:style-name="Heading_20_2" text:outline-level="2">Klassendiagramme</text:h>
      <text:h text:style-name="Heading_20_3" text:outline-level="3">Klassendiagramm zum Chatverlauf</text:h>
      <text:p text:style-name="Text_20_body">Das folgende UML Klassendiagramm stellt die für die Umsetzung des Chatverlaufs verwendeten Klassen und Interfaces sowie deren Beziehungen dar. Um eine aussagekräftige und dennoch übersichtliche Darstellung zu gewähren, sind nur die wichtigsten Attribute und Methoden der Klassen und Interfaces aufgeführt. </text:p>
      <text:h text:style-name="Heading_20_2" text:outline-level="2">Screenshots der Anwendung</text:h>
      <text:p text:style-name="Text_20_body"/>
      <text:h text:style-name="P14" text:outline-level="1">Teststrategie</text:h>
      <text:h text:style-name="P12" text:outline-level="2">Testplan</text:h>
      <text:h text:style-name="Heading_20_2" text:outline-level="2">Dokumentation des Testablaufs</text:h>
      <text:h text:style-name="Heading_20_2" text:outline-level="2">Testergebniss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9.99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Footnote" style:page-layout-name="Mpm3"/>
    <style:master-page style:name="Index" style:page-layout-name="Mpm4">
      <style:footer>
        <text:p text:style-name="MP1"><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x Schmidt</meta:initial-creator>
    <meta:creation-date>2017-07-18T12:19:59.85</meta:creation-date>
    <dc:date>2017-07-18T14:15:28.46</dc:date>
    <dc:creator>Felix Schmidt</dc:creator>
    <meta:editing-duration>PT53M6S</meta:editing-duration>
    <meta:editing-cycles>5</meta:editing-cycles>
    <meta:generator>OpenOffice/4.1.3$Win32 OpenOffice.org_project/413m1$Build-9783</meta:generator>
    <meta:document-statistic meta:table-count="0" meta:image-count="0" meta:object-count="0" meta:page-count="8" meta:paragraph-count="44" meta:word-count="210" meta:character-count="1764"/>
  </office:meta>
</office:document-meta>
</file>